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77693445108058cm 3.684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9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4379383480159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7.109706971542cm 3.1983621593124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55745781206569cm 2.24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6.3244573185943cm 2.1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3:41.472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